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ee9d" officeooo:paragraph-rsid="0005e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/*Peter Braband #3418868 */</text:p>
      <text:p text:style-name="P1">/* Lab 6 */</text:p>
      <text:p text:style-name="P1">/* Part A */</text:p>
      <text:p text:style-name="P1">CREATE OR REPLACE FUNCTION compute_mean_books</text:p>
      <text:p text:style-name="P1">RETURN NUMBER IS</text:p>
      <text:p text:style-name="P1"><text:s text:c="4"/>b_id book_loans.book_id%type;</text:p>
      <text:p text:style-name="P1"><text:s text:c="4"/>card_no book_loans.card_no%type;</text:p>
      <text:p text:style-name="P1"><text:s text:c="4"/>my_sum NUMERIC := 0.0;</text:p>
      <text:p text:style-name="P1"><text:s text:c="4"/>CURSOR my_cursor IS</text:p>
      <text:p text:style-name="P1"><text:s text:c="8"/>SELECT COUNT(book_id), card_no</text:p>
      <text:p text:style-name="P1"><text:s text:c="8"/>FROM book_loans</text:p>
      <text:p text:style-name="P1"><text:s text:c="8"/>GROUP BY card_no;</text:p>
      <text:p text:style-name="P1">BEGIN</text:p>
      <text:p text:style-name="P1"><text:s text:c="4"/>OPEN my_cursor;</text:p>
      <text:p text:style-name="P1"><text:s text:c="4"/>LOOP</text:p>
      <text:p text:style-name="P1"><text:s text:c="8"/>FETCH my_cursor INTO b_id, card_no;</text:p>
      <text:p text:style-name="P1"><text:s text:c="8"/>EXIT WHEN my_cursor%NOTFOUND;</text:p>
      <text:p text:style-name="P1"><text:s text:c="8"/>my_sum := my_sum + b_id;</text:p>
      <text:p text:style-name="P1"><text:s text:c="4"/>END LOOP;</text:p>
      <text:p text:style-name="P1"><text:s text:c="4"/>my_sum := my_sum / my_cursor%ROWCOUNT;</text:p>
      <text:p text:style-name="P1"><text:s text:c="4"/>CLOSE my_cursor;</text:p>
      <text:p text:style-name="P1"><text:s text:c="4"/>RETURN my_sum;</text:p>
      <text:p text:style-name="P1">END;</text:p>
      <text:p text:style-name="P1">/</text:p>
      <text:p text:style-name="P1">/* Part B */</text:p>
      <text:p text:style-name="P1">CREATE OR REPLACE FUNCTION compute_sd_books</text:p>
      <text:p text:style-name="P1">RETURN NUMBER IS</text:p>
      <text:p text:style-name="P1"><text:s text:c="4"/>my_mean NUMERIC:= 0.0;</text:p>
      <text:p text:style-name="P1"><text:s text:c="4"/>my_n INTEGER := 0;</text:p>
      <text:p text:style-name="P1"><text:s text:c="4"/>b_id book_loans.book_id%type;</text:p>
      <text:p text:style-name="P1"><text:s text:c="4"/>card_no book_loans.card_no%type;</text:p>
      <text:p text:style-name="P1"><text:s text:c="4"/>my_running_val NUMERIC := 0.0;</text:p>
      <text:p text:style-name="P1"><text:s text:c="4"/>my_sd NUMERIC := 0.0;</text:p>
      <text:p text:style-name="P1"><text:s text:c="4"/>CURSOR my_cursor IS</text:p>
      <text:p text:style-name="P1"><text:s text:c="8"/>SELECT COUNT(book_id), card_no</text:p>
      <text:p text:style-name="P1"><text:s text:c="8"/>FROM book_loans</text:p>
      <text:p text:style-name="P1"><text:s text:c="8"/>GROUP BY card_no;</text:p>
      <text:p text:style-name="P1">BEGIN</text:p>
      <text:p text:style-name="P1"><text:s text:c="4"/>OPEN my_cursor;</text:p>
      <text:p text:style-name="P1"><text:s text:c="4"/>my_mean := compute_mean_books();</text:p>
      <text:p text:style-name="P1"><text:s text:c="4"/>LOOP</text:p>
      <text:p text:style-name="P1"><text:s text:c="8"/>FETCH my_cursor INTO b_id, card_no;</text:p>
      <text:p text:style-name="P1"><text:s text:c="8"/>EXIT WHEN my_cursor%NOTFOUND;</text:p>
      <text:p text:style-name="P1"><text:s text:c="8"/>my_n := my_n + 1;</text:p>
      <text:p text:style-name="P1"><text:s text:c="8"/>my_running_val := my_running_val + POWER(b_id - my_mean, 2);</text:p>
      <text:p text:style-name="P1"><text:s text:c="4"/>END LOOP;</text:p>
      <text:p text:style-name="P1"><text:s text:c="4"/>my_sd := SQRT(my_running_val / (my_n -1));</text:p>
      <text:p text:style-name="P1"><text:s text:c="4"/>CLOSE my_cursor;</text:p>
      <text:p text:style-name="P1"><text:soft-page-break/><text:s text:c="4"/>RETURN my_sd;</text:p>
      <text:p text:style-name="P1">END;</text:p>
      <text:p text:style-name="P1">/</text:p>
      <text:p text:style-name="P1">CREATE TYPE numsarray IS VARRAY(2) OF NUMERIC;</text:p>
      <text:p text:style-name="P1">/</text:p>
      <text:p text:style-name="P1">/* Part C */</text:p>
      <text:p text:style-name="P1">CREATE OR REPLACE PROCEDURE </text:p>
      <text:p text:style-name="P1">mean_and_sd(nums OUT numsarray)</text:p>
      <text:p text:style-name="P1">IS</text:p>
      <text:p text:style-name="P1"><text:s text:c="4"/>my_sd NUMERIC := 0;</text:p>
      <text:p text:style-name="P1"><text:s text:c="4"/>my_mean NUMERIC := 0;</text:p>
      <text:p text:style-name="P1"><text:s text:c="4"/>nums numsarray := numsarray();</text:p>
      <text:p text:style-name="P1">BEGIN</text:p>
      <text:p text:style-name="P1"><text:s text:c="4"/>my_sd := compute_sd_books();</text:p>
      <text:p text:style-name="P1"><text:s text:c="4"/>my_mean := compute_mean_books();</text:p>
      <text:p text:style-name="P1"><text:s text:c="4"/>nums := nums(my_mean, my_sd);</text:p>
      <text:p text:style-name="P1">END;</text:p>
      <text:p text:style-name="P1"/>
      <text:p text:style-name="P1">/* Part D */</text:p>
      <text:p text:style-name="P1">DECLARE</text:p>
      <text:p text:style-name="P1"><text:s text:c="4"/>nums numsarray := numsarray();</text:p>
      <text:p text:style-name="P1">BEGIN</text:p>
      <text:p text:style-name="P1"><text:s text:c="4"/>nums := mean_and_sd();</text:p>
      <text:p text:style-name="P1"><text:s text:c="4"/>dbms_output.put_line('Mean: ' || nums(0));</text:p>
      <text:p text:style-name="P1"><text:s text:c="4"/>dbms_output.put_line('SD: ' || nums(1));</text:p>
      <text:p text:style-name="P1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9:51:23.530559000</meta:creation-date>
    <dc:date>2017-10-19T09:52:32.946092000</dc:date>
    <meta:editing-duration>PT1M9S</meta:editing-duration>
    <meta:editing-cycles>1</meta:editing-cycles>
    <meta:document-statistic meta:table-count="0" meta:image-count="0" meta:object-count="0" meta:page-count="2" meta:paragraph-count="73" meta:word-count="219" meta:character-count="1745" meta:non-whitespace-character-count="1358"/>
    <meta:generator>LibreOffice/5.4.1.2$MacOSX_X86_64 LibreOffice_project/ea7cb86e6eeb2bf3a5af73a8f7777ac570321527</meta:generator>
  </office:meta>
</office:document-meta>
</file>